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>First Title of the Second Section</text:h>
        <text:p text:style-name="Text_20_body">First paragraph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8-04T15:51:04</dc:date>
    <meta:editing-duration>PT00H29M26S</meta:editing-duration>
    <meta:editing-cycles>14</meta:editing-cycles>
    <meta:generator>OpenOffice.org/3.1$Unix OpenOffice.org_project/310m11$Build-9399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9" meta:word-count="58" meta:character-count="310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